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ize="14pt" style:text-underline-style="none" fo:font-weight="bold" officeooo:rsid="0016b578" officeooo:paragraph-rsid="0016b578" style:font-weight-asian="bold" style:font-weight-complex="bold"/>
    </style:style>
    <style:style style:name="P2" style:family="paragraph" style:parent-style-name="Standard">
      <style:paragraph-properties fo:text-align="center" style:justify-single-word="false"/>
      <style:text-properties fo:font-size="20pt" style:text-underline-style="none" fo:font-weight="bold" officeooo:rsid="0016b578" officeooo:paragraph-rsid="0016b578"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1pt" officeooo:paragraph-rsid="0016b578" style:font-size-asian="11pt" style:font-size-complex="11pt"/>
    </style:style>
    <style:style style:name="T1" style:family="text">
      <style:text-properties officeooo:rsid="0016d3bb"/>
    </style:style>
    <style:style style:name="T2" style:family="text">
      <style:text-properties fo:font-size="14pt" style:text-underline-style="none" officeooo:rsid="0016b578"/>
    </style:style>
    <style:style style:name="T3" style:family="text">
      <style:text-properties fo:font-size="14pt" style:text-underline-style="none" officeooo:rsid="0016d3bb"/>
    </style:style>
    <style:style style:name="T4" style:family="text">
      <style:text-properties style:text-underline-style="none" officeooo:rsid="0016b578"/>
    </style:style>
    <style:style style:name="T5" style:family="text">
      <style:text-properties style:text-underline-style="none" officeooo:rsid="0016d3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j Ali</text:p>
      <text:p text:style-name="P2">CIA and the Internet of Things</text:p>
      <text:p text:style-name="P3"><text:span text:style-name="T4"><text:tab/>Due to advancements in computing and cloud technology, Internet of Things (IoT) devices have become more affordable and commonplace in the homes of average people. Unfortunately, the security of these devices has not advanced to the same standard. Many IoT device manufacturers are not putting enough development power into protecting their users from cyberattacks. </text:span><text:span text:style-name="T5">This results in serious</text:span><text:span text:style-name="T4"> problem</text:span><text:span text:style-name="T5">s</text:span><text:span text:style-name="T4"> for people using </text:span><text:span text:style-name="T5">IoT</text:span><text:span text:style-name="T4"> device</text:span><text:span text:style-name="T5">s</text:span><text:span text:style-name="T4"> to secure critical data or protect their home. In my </text:span><text:span text:style-name="T5">term </text:span><text:span text:style-name="T4">project, I plan to investigate the security of IoT devices and how manufacturers comply with or ignore the principles of CIA.</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oto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7T23:54:20.250975214</meta:creation-date>
    <dc:date>2020-04-08T00:09:53.578054068</dc:date>
    <meta:editing-duration>PT2M41S</meta:editing-duration>
    <meta:editing-cycles>3</meta:editing-cycles>
    <meta:generator>LibreOffice/6.4.2.2$Linux_X86_64 LibreOffice_project/40$Build-2</meta:generator>
    <meta:document-statistic meta:table-count="0" meta:image-count="0" meta:object-count="0" meta:page-count="1" meta:paragraph-count="3" meta:word-count="104" meta:character-count="649" meta:non-whitespace-character-count="547"/>
  </office:meta>
</office:document-meta>
</file>